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05000032AA0000546497608A81.svm"/>
  <manifest:file-entry manifest:media-type="" manifest:full-path="Pictures/200002B700001FDE000040352957C70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2.548cm" svg:x="0.699cm" svg:y="0.076cm">
          <draw:image xlink:href="Pictures/200002B700001FDE000040352957C70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493cm" svg:height="12.471cm" svg:x="0.064cm" svg:y="0.115cm">
          <draw:image xlink:href="Pictures/20000405000032AA0000546497608A8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8:46:53</meta:creation-date>
    <dc:date>2010-08-13T22:31:35</dc:date>
    <dc:creator>Quignon </dc:creator>
    <meta:editing-duration>PT00H31M10S</meta:editing-duration>
    <meta:editing-cycles>7</meta:editing-cycles>
    <meta:generator>OpenOffice.org/3.2$Linux OpenOffice.org_project/320m12$Build-9483</meta:generator>
    <meta:document-statistic meta:object-count="2"/>
  </office:meta>
</office:document-meta>
</file>